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teNode.getKey( Publication pub , String area , String do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iteNode.isTo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iteNode.AbstractSiteNode( Publication publication , SiteStructure structure , String path , String uuid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iteNode.has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teNode.ge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